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1afecf" style:font-size-asian="11pt" style:font-size-complex="11pt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afecf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fecf" style:font-size-asian="10pt" style:font-size-complex="10pt"/>
    </style:style>
    <style:style style:name="P6" style:family="paragraph" style:parent-style-name="UrbanTitle">
      <style:text-properties officeooo:paragraph-rsid="001afecf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9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7"><text:span text:style-name="T15">do text</text:span></text:p><text:p text:style-name="P7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8">Ministère de la Région Wallonne<text:line-break/>Division de la Prévention et des Autorisations<text:line-break/>Direction de Namur<text:line-break/>Avenue Reine Astrid, 39<text:line-break/>5000<text:tab/>NAMUR<text:line-break/></text:span><text:span text:style-name="T9">RECOMMANDE</text:span></text:p>
          </table:table-cell>
        </table:table-row>
      </table:table>
      <text:p text:style-name="P6"><text:span text:style-name="Emphasis"><text:span text:style-name="T6"/></text:span></text:p>
      <text:p text:style-name="P6"><text:span text:style-name="Emphasis"><text:span text:style-name="T7">Permis d'environnement classe 2</text:span></text:span></text:p>
      <text:p text:style-name="P1"/>
      <text:p text:style-name="P1"><text:span text:style-name="T10"/></text:p>
      <text:p text:style-name="P1"/>
      <text:p text:style-name="P3"><text:span text:style-name="T3"><office:annotation><dc:creator>Gauthier Bastien</dc:creator><dc:date>2011-02-16T16:12:24</dc:date><text:p text:style-name="P7"><text:span text:style-name="T14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3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emande de permis d'environnement classe 2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11">do text</text:span></text:p><text:p text:style-name="P7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0:10.190791405</dc:date>
    <meta:editing-duration>PT7H50M12S</meta:editing-duration>
    <meta:editing-cycles>4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2" meta:character-count="1025" meta:non-whitespace-character-count="912"/>
  </office:meta>
</office:document-meta>
</file>